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Liberation Serif" fo:font-size="10pt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/>
      <style:text-properties style:font-name="Liberation Serif" fo:font-size="10pt" officeooo:rsid="001aa303" officeooo:paragraph-rsid="001aa303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Liberation Serif" fo:font-size="10pt" officeooo:rsid="001aa303" officeooo:paragraph-rsid="001aa303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/>
      <style:text-properties style:font-name="Liberation Serif" fo:font-size="10pt" officeooo:paragraph-rsid="001aa303" style:font-size-asian="10pt" style:font-size-complex="10pt"/>
    </style:style>
    <style:style style:name="T1" style:family="text">
      <style:text-properties officeooo:rsid="001aa3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//Este primer archivo muestra la utilización de un doble apuntador para imprimir un arreglo. </text:span></text:p>
      <text:p text:style-name="P2"/>
      <text:p text:style-name="P2">#include &lt;cstdlib&gt;</text:p>
      <text:p text:style-name="P2">#include &lt;iostream&gt;</text:p>
      <text:p text:style-name="P2"/>
      <text:p text:style-name="P2">using namespace std;</text:p>
      <text:p text:style-name="P2"/>
      <text:p text:style-name="P2">void arreglo(int *p)</text:p>
      <text:p text:style-name="P2">{int i;</text:p>
      <text:p text:style-name="P2"><text:s/>for (i=0; i&lt;10; i++)</text:p>
      <text:p text:style-name="P2"><text:s/>p[i]=i*2;</text:p>
      <text:p text:style-name="P2"><text:s text:c="5"/>}</text:p>
      <text:p text:style-name="P2"><text:s text:c="5"/></text:p>
      <text:p text:style-name="P2"/>
      <text:p text:style-name="P2">int main(int argc, char *argv[])</text:p>
      <text:p text:style-name="P2">{int i, a[10], *pa, **ppa;</text:p>
      <text:p text:style-name="P2"><text:s/>for (i=0; i&lt;10; i++)</text:p>
      <text:p text:style-name="P2"><text:s text:c="5"/>a[i]=0;</text:p>
      <text:p text:style-name="P2"><text:s/>pa=a;</text:p>
      <text:p text:style-name="P2"><text:s/>for (i=0; i&lt;10; i++)</text:p>
      <text:p text:style-name="P2"><text:s text:c="5"/>cout&lt;&lt; pa[i]&lt;&lt;" "; <text:s text:c="2"/></text:p>
      <text:p text:style-name="P2"><text:s/>arreglo(pa);</text:p>
      <text:p text:style-name="P2"><text:s/>cout&lt;&lt;endl;</text:p>
      <text:p text:style-name="P2"><text:s/>ppa=&amp;pa;</text:p>
      <text:p text:style-name="P2"><text:s/>for (i=0; i&lt;10; i++)</text:p>
      <text:p text:style-name="P2"><text:s text:c="3"/>cout&lt;&lt; *(*ppa+i)&lt;&lt;" ";</text:p>
      <text:p text:style-name="P2"><text:s text:c="4"/>system("PAUSE");</text:p>
      <text:p text:style-name="P2"><text:s text:c="4"/>return EXIT_SUCCESS;</text:p>
      <text:p text:style-name="P3">}</text:p>
      <text:p text:style-name="P2">//2 - A continuación se presenta un archivo donde se manejan arreglos de apuntadores a otros apuntador</text:p>
      <text:p text:style-name="P2"/>
      <text:p text:style-name="P2">#include &lt;cstdlib&gt;</text:p>
      <text:p text:style-name="P2">#include &lt;iostream&gt;</text:p>
      <text:p text:style-name="P2"/>
      <text:p text:style-name="P2">using namespace std;</text:p>
      <text:p text:style-name="P2"/>
      <text:p text:style-name="P2">char *Esc[]={"Pablo Neruda", "Juan Rulfo", "Ernesto S?bato", "Alfonsina Storni"};</text:p>
      <text:p text:style-name="P2">char **ApEsc[4]={Esc+1, Esc, Esc+3, Esc+2};</text:p>
      <text:p text:style-name="P2">char ***apfin=ApEsc+1;</text:p>
      <text:p text:style-name="P2"/>
      <text:p text:style-name="P2">int main(int argc, char *argv[])</text:p>
      <text:p text:style-name="P2">{cout&lt;&lt;(**(ApEsc+2)+3)&lt;&lt;endl;</text:p>
      <text:p text:style-name="P2"><text:s/>cout&lt;&lt;(*(*ApEsc+1)+8)&lt;&lt;endl;</text:p>
      <text:p text:style-name="P2"><text:s/>cout&lt;&lt;(*--*(ApEsc)+4)&lt;&lt;endl;</text:p>
      <text:p text:style-name="P2"><text:s/>cout&lt;&lt;(*++apfin[-1]+6)&lt;&lt;endl;</text:p>
      <text:p text:style-name="P2"><text:s/>cout&lt;&lt;(*--*++apfin+2)&lt;&lt;endl;</text:p>
      <text:p text:style-name="P2"><text:s text:c="4"/>system("PAUSE");</text:p>
      <text:p text:style-name="P2"><text:s text:c="4"/>return EXIT_SUCCESS;</text:p>
      <text:p text:style-name="P2">}</text:p>
      <text:p text:style-name="P1"/>
      <text:p text:style-name="P2">// 3- y otro similar al anterior donde se involucra un nivel de apuntadores adicional.</text:p>
      <text:p text:style-name="P2">#include &lt;cstdlib&gt;</text:p>
      <text:p text:style-name="P2">#include &lt;iostream&gt;</text:p>
      <text:p text:style-name="P2"/>
      <text:p text:style-name="P2">using namespace std;</text:p>
      <text:p text:style-name="P2">char *Mus[]={"Andr?s Calamaro", "Charly Garc?a", "Gustavo Cerati", "Joaquin Sabina", "Fito Paez"};</text:p>
      <text:p text:style-name="P2">char **ApMus[5]={Mus+3, Mus+2, Mus+4, Mus, Mus+1};</text:p>
      <text:p text:style-name="P2">char ***AppMus[3]={ApMus+4, ApMus+2, ApMus};</text:p>
      <text:p text:style-name="P2">char ****Fin= AppMus+1;</text:p>
      <text:p text:style-name="P2"/>
      <text:p text:style-name="P2">int main(int argc, char *argv[])</text:p>
      <text:p text:style-name="P2">{cout&lt;&lt;**(*Fin-1)+6&lt;&lt;endl;</text:p>
      <text:p text:style-name="P2"><text:s/>cout&lt;&lt;*(*(*(Fin-1)-1)+1)+8&lt;&lt;endl;</text:p>
      <text:p text:style-name="P2"><text:s/>++*(*(AppMus+1)-1);</text:p>
      <text:p text:style-name="P2"><text:s/>cout&lt;&lt;**(*Fin-1)+8&lt;&lt;endl;</text:p>
      <text:p text:style-name="P2"><text:s/>cout&lt;&lt;(*++*--*Fin+2)&lt;&lt;endl;</text:p>
      <text:p text:style-name="P2"><text:s/>cout&lt;&lt;*(**Fin-4)+9&lt;&lt;endl;<text:tab/></text:p>
      <text:p text:style-name="P2"><text:s/>system("PAUSE");</text:p>
      <text:p text:style-name="P2"><text:s/>return EXIT_SUCCESS;</text:p>
      <text:p text:style-name="P2">}</text:p>
      <text:p text:style-name="P1"/>
      <text:p text:style-name="P1"/>
      <text:p text:style-name="P2">//4 - Finalmente en este útimo archivo, se trabajan matrices con apuntadores.</text:p>
      <text:p text:style-name="P2"/>
      <text:p text:style-name="P2">#include &lt;cstdlib&gt;</text:p>
      <text:p text:style-name="P2">#include &lt;iostream&gt;</text:p>
      <text:p text:style-name="P2"/>
      <text:p text:style-name="P2">using namespace std;</text:p>
      <text:p text:style-name="P2"/>
      <text:p text:style-name="P2">void LlenadoMatriz(int Q[][5])</text:p>
      <text:p text:style-name="P2">{int i, j;</text:p>
      <text:p text:style-name="P2"><text:s text:c="2"/>for(i=0; i&lt;4; i++)</text:p>
      <text:p text:style-name="P2"><text:s text:c="4"/>for(j=0; j&lt;5; j++)</text:p>
      <text:p text:style-name="P2"><text:s text:c="7"/>{Q[i][j]= 0;</text:p>
      <text:p text:style-name="P2"><text:s text:c="13"/>}</text:p>
      <text:p text:style-name="P2">}</text:p>
      <text:p text:style-name="P2"/>
      <text:p text:style-name="P2">int main(int argc, char *argv[])</text:p>
      <text:p text:style-name="P2">{int M[4][5], *Pm, i, j;</text:p>
      <text:p text:style-name="P2"><text:s text:c="4"/>Pm= M[0];</text:p>
      <text:p text:style-name="P2"><text:s text:c="4"/>LlenadoMatriz(M);</text:p>
      <text:p text:style-name="P2"><text:s text:c="4"/>for(i=0; i&lt;4; i++)</text:p>
      <text:p text:style-name="P2"><text:s text:c="6"/>{for(j=0; j&lt;5; j++)</text:p>
      <text:p text:style-name="P2"><text:s text:c="8"/>{cout&lt;&lt; *Pm &lt;&lt; " ";</text:p>
      <text:p text:style-name="P2"><text:s text:c="9"/>Pm=Pm+1;</text:p>
      <text:p text:style-name="P2"><text:s text:c="9"/>}</text:p>
      <text:p text:style-name="P2"><text:s text:c="7"/>cout&lt;&lt;endl;}</text:p>
      <text:p text:style-name="P2"><text:s text:c="7"/></text:p>
      <text:p text:style-name="P2"><text:s text:c="7"/>cout&lt;&lt;endl;</text:p>
      <text:p text:style-name="P2"><text:s text:c="7"/></text:p>
      <text:p text:style-name="P2"><text:s text:c="4"/>for(i=0; i&lt;4; i++)</text:p>
      <text:p text:style-name="P2"><text:s text:c="6"/>for(j=0; j&lt;5; j++)</text:p>
      <text:p text:style-name="P2"><text:s text:c="8"/>M[i][j]= i*j;</text:p>
      <text:p text:style-name="P2"><text:s text:c="8"/></text:p>
      <text:p text:style-name="P2"><text:s text:c="11"/>for(i=0; i&lt;4; i++)</text:p>
      <text:p text:style-name="P2"><text:s text:c="6"/>{for(j=0; j&lt;5; j++)</text:p>
      <text:p text:style-name="P2"><text:s text:c="8"/>{cout&lt;&lt; *(*(M+i)+j) &lt;&lt; " ";</text:p>
      <text:p text:style-name="P2"><text:s text:c="9"/>}</text:p>
      <text:p text:style-name="P2"><text:s text:c="7"/>cout&lt;&lt;endl;} <text:s text:c="11"/></text:p>
      <text:p text:style-name="P2"><text:s text:c="4"/>system("PAUSE");</text:p>
      <text:p text:style-name="P2"><text:s text:c="4"/>return EXIT_SUCCESS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9:34:42.831000000</meta:creation-date>
    <meta:print-date>2017-02-22T19:52:09.505000000</meta:print-date>
    <dc:date>2017-02-22T19:55:38.784000000</dc:date>
    <meta:editing-duration>PT10M</meta:editing-duration>
    <meta:editing-cycles>1</meta:editing-cycles>
    <meta:document-statistic meta:table-count="0" meta:image-count="0" meta:object-count="0" meta:page-count="1" meta:paragraph-count="94" meta:word-count="274" meta:character-count="2348" meta:non-whitespace-character-count="1918"/>
    <meta:generator>LibreOffice/5.3.0.3$Windows_x86 LibreOffice_project/7074905676c47b82bbcfbea1aeefc84afe1c50e1</meta:generator>
  </office:meta>
</office:document-meta>
</file>